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22.86cm" fo:margin-left="0cm" fo:margin-top="0cm" fo:margin-bottom="0cm" table:align="left" style:writing-mode="lr-tb"/>
    </style:style>
    <style:style style:name="Table1.A" style:family="table-column">
      <style:table-column-properties style:column-width="2.718cm"/>
    </style:style>
    <style:style style:name="Table1.B" style:family="table-column">
      <style:table-column-properties style:column-width="2.685cm"/>
    </style:style>
    <style:style style:name="Table1.C" style:family="table-column">
      <style:table-column-properties style:column-width="2.14cm"/>
    </style:style>
    <style:style style:name="Table1.D" style:family="table-column">
      <style:table-column-properties style:column-width="2.27cm"/>
    </style:style>
    <style:style style:name="Table1.F" style:family="table-column">
      <style:table-column-properties style:column-width="4.842cm"/>
    </style:style>
    <style:style style:name="Table1.G" style:family="table-column">
      <style:table-column-properties style:column-width="2.572cm"/>
    </style:style>
    <style:style style:name="Table1.H" style:family="table-column">
      <style:table-column-properties style:column-width="3.36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cm" fo:margin-bottom="0.353cm" loext:contextual-spacing="true"/>
    </style:style>
    <style:style style:name="P3" style:family="paragraph" style:parent-style-name="Heading_20_1" style:master-page-name="Standard">
      <style:paragraph-properties fo:margin-top="0.847cm" fo:margin-bottom="0cm" loext:contextual-spacing="false" style:page-number="auto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e84e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22354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3967e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cab8d" officeooo:paragraph-rsid="001cab8d" style:language-asian="ja" style:country-asian="JP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e84ed" officeooo:paragraph-rsid="001e84ed" style:language-asian="ja" style:country-asian="JP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20594f" officeooo:paragraph-rsid="0020594f" style:language-asian="ja" style:country-asian="JP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12b47" officeooo:paragraph-rsid="00212b47" style:language-asian="ja" style:country-asian="JP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245a88" officeooo:paragraph-rsid="00245a88" style:language-asian="ja" style:country-asian="JP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61b2f" officeooo:paragraph-rsid="00261b2f" style:language-asian="ja" style:country-asian="JP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79935" officeooo:paragraph-rsid="00279935" style:language-asian="ja" style:country-asian="JP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293450" officeooo:paragraph-rsid="00293450" style:language-asian="ja" style:country-asian="JP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2950fa" officeooo:paragraph-rsid="002950fa" style:language-asian="ja" style:country-asian="JP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2a3d51" officeooo:paragraph-rsid="002a3d51" style:language-asian="ja" style:country-asian="JP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2c9d76" officeooo:paragraph-rsid="002c9d76" style:language-asian="ja" style:country-asian="JP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2cfaad" officeooo:paragraph-rsid="002cfaad" style:language-asian="ja" style:country-asian="JP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2f157b" officeooo:paragraph-rsid="002f157b" style:language-asian="ja" style:country-asian="JP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304a24" officeooo:paragraph-rsid="00304a24" style:language-asian="ja" style:country-asian="JP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3085f3" officeooo:paragraph-rsid="003085f3" style:language-asian="ja" style:country-asian="JP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321808" officeooo:paragraph-rsid="00321808" style:language-asian="ja" style:country-asian="JP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352083" officeooo:paragraph-rsid="00352083" style:language-asian="ja" style:country-asian="JP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36e44f" officeooo:paragraph-rsid="0036e44f" style:language-asian="ja" style:country-asian="JP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37d9e4" officeooo:paragraph-rsid="0037d9e4" style:language-asian="ja" style:country-asian="JP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3967e3" officeooo:paragraph-rsid="003967e3" style:language-asian="ja" style:country-asian="JP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rsid="003972a1" officeooo:paragraph-rsid="003972a1" style:language-asian="ja" style:country-asian="JP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3b0159" officeooo:paragraph-rsid="003b0159" style:language-asian="ja" style:country-asian="JP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3b0159" officeooo:paragraph-rsid="003e724e" style:language-asian="ja" style:country-asian="JP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3e724e" officeooo:paragraph-rsid="003e724e" style:language-asian="ja" style:country-asian="JP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3fa8aa" officeooo:paragraph-rsid="003fa8aa" style:language-asian="ja" style:country-asian="JP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4079e2" officeooo:paragraph-rsid="004079e2" style:language-asian="ja" style:country-asian="JP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40e3a8" officeooo:paragraph-rsid="0040e3a8" style:language-asian="ja" style:country-asian="JP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425152" officeooo:paragraph-rsid="00425152" style:language-asian="ja" style:country-asian="JP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42ee35" officeooo:paragraph-rsid="0042ee35" style:language-asian="ja" style:country-asian="JP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e84ed" style:language-asian="ja" style:country-asian="JP"/>
    </style:style>
    <style:style style:name="T3" style:family="text">
      <style:text-properties officeooo:rsid="001f2c9f" style:language-asian="ja" style:country-asian="JP"/>
    </style:style>
    <style:style style:name="T4" style:family="text">
      <style:text-properties officeooo:rsid="0022354c" style:language-asian="ja" style:country-asian="JP"/>
    </style:style>
    <style:style style:name="T5" style:family="text">
      <style:text-properties officeooo:rsid="00236589" style:language-asian="ja" style:country-asian="JP"/>
    </style:style>
    <style:style style:name="T6" style:family="text">
      <style:text-properties officeooo:rsid="001edb85"/>
    </style:style>
    <style:style style:name="T7" style:family="text">
      <style:text-properties officeooo:rsid="00268214"/>
    </style:style>
    <style:style style:name="T8" style:family="text">
      <style:text-properties officeooo:rsid="002c9d76"/>
    </style:style>
    <style:style style:name="T9" style:family="text">
      <style:text-properties officeooo:rsid="002daef0"/>
    </style:style>
    <style:style style:name="T10" style:family="text">
      <style:text-properties officeooo:rsid="002f7e97"/>
    </style:style>
    <style:style style:name="T11" style:family="text">
      <style:text-properties officeooo:rsid="003969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oftware specifica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">Chapter number</text:p>
          </table:table-cell>
          <table:table-cell table:style-name="Table1.A1" office:value-type="string">
            <text:p text:style-name="P4">Software required (With version)</text:p>
          </table:table-cell>
          <table:table-cell table:style-name="Table1.A1" office:value-type="string">
            <text:p text:style-name="P4">Free/Proprietary</text:p>
          </table:table-cell>
          <table:table-cell table:style-name="Table1.A1" office:value-type="string">
            <text:p text:style-name="P4">If proprietary, can code testing be performed using a trial version</text:p>
          </table:table-cell>
          <table:table-cell table:style-name="Table1.A1" office:value-type="string">
            <text:p text:style-name="P4">If proprietary, then cost of the software</text:p>
          </table:table-cell>
          <table:table-cell table:style-name="Table1.A1" office:value-type="string">
            <text:p text:style-name="P4">Download links to the software</text:p>
          </table:table-cell>
          <table:table-cell table:style-name="Table1.A1" office:value-type="string">
            <text:p text:style-name="P4"><text:span text:style-name="T1">Hardware specifications</text:span></text:p>
          </table:table-cell>
          <table:table-cell table:style-name="Table1.A1" office:value-type="string">
            <text:p text:style-name="P4">OS required</text:p>
          </table:table-cell>
        </table:table-row>
        <table:table-row table:style-name="Table1.1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C++ compiler (GCC, Clang). <text:span text:style-name="T7">Recent version.</text:span></text:p>
          </table:table-cell>
          <table:table-cell table:style-name="Table1.A1" office:value-type="string">
            <text:p text:style-name="P8">Free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5"><text:span text:style-name="T2">Windows: </text:span><text:a xlink:type="simple" xlink:href="https://www.msys2.org/" text:style-name="Internet_20_link" text:visited-style-name="Visited_20_Internet_20_Link"><text:span text:style-name="Citation">https://www.msys2.org/</text:span></text:a></text:p>
            <text:p text:style-name="P9"/>
            <text:p text:style-name="P9">Use MSYS2 or OS package manager to install compiler <text:span text:style-name="T6">toolchain.</text:span></text:p>
          </table:table-cell>
          <table:table-cell table:style-name="Table1.A1" office:value-type="string">
            <text:p text:style-name="P4"><text:span text:style-name="T3">Any desktop system.</text:span> </text:p>
          </table:table-cell>
          <table:table-cell table:style-name="Table1.A1" office:value-type="string">
            <text:p text:style-name="P4">-</text:p>
          </table:table-cell>
        </table:table-row>
        <table:table-row table:style-name="Table1.1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1">GCC ARM Linux (cross-)toolchain. <text:span text:style-name="T7">Recent version</text:span></text:p>
          </table:table-cell>
          <table:table-cell table:style-name="Table1.A1" office:value-type="string">
            <text:p text:style-name="P11">Free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<text:span text:style-name="T4">Use Raspbian/Armbian/Debian package manager to install GCC, or MSYS/OS package manager to install the </text:span><text:span text:style-name="T5">'</text:span>g++-arm-linux-gnueabihf<text:span text:style-name="T5">' toolchain.</text:span></text:p>
          </table:table-cell>
          <table:table-cell table:style-name="Table1.A1" office:value-type="string">
            <text:p text:style-name="P12">Any desktop system or compatible SBC.</text:p>
          </table:table-cell>
          <table:table-cell table:style-name="Table1.A1" office:value-type="string">
            <text:p text:style-name="P4">-</text:p>
          </table:table-cell>
        </table:table-row>
        <table:table-row table:style-name="Table1.1"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AVR toolchain (current), Nodate (current), avrdude</text:p>
          </table:table-cell>
          <table:table-cell table:style-name="Table1.A1" office:value-type="string">
            <text:p text:style-name="P15">Free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6">Use OS/MSYS2 package manager to install avrdude.</text:p>
            <text:p text:style-name="P16">Nodate: https://github.com/MayaPosch/Nodate</text:p>
            <text:p text:style-name="P16">AVR toolchain: https://www.microchip.com/mplab/avr-support/avr-and-arm-toolchains-c-compilers</text:p>
          </table:table-cell>
          <table:table-cell table:style-name="Table1.A1" office:value-type="string">
            <text:p text:style-name="P17">Any desktop <text:span text:style-name="T8">system</text:span>.</text:p>
          </table:table-cell>
          <table:table-cell table:style-name="Table1.A1" office:value-type="string">
            <text:p text:style-name="P17">-</text:p>
          </table:table-cell>
        </table:table-row>
        <table:table-row table:style-name="Table1.1"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8">Sming <text:soft-page-break/>framework <text:span text:style-name="T9">(preferably development branch)</text:span></text:p>
          </table:table-cell>
          <table:table-cell table:style-name="Table1.A1" office:value-type="string">
            <text:p text:style-name="P18">Free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https://github.com/<text:soft-page-break/>SmingHub/Sming</text:p>
          </table:table-cell>
          <table:table-cell table:style-name="Table1.A1" office:value-type="string">
            <text:p text:style-name="P19">Any desktop <text:soft-page-break/>system.</text:p>
          </table:table-cell>
          <table:table-cell table:style-name="Table1.A1" office:value-type="string">
            <text:p text:style-name="P19">OS supported by <text:soft-page-break/>Sming (Windows, Linux, OS X/MacOS).</text:p>
          </table:table-cell>
        </table:table-row>
        <table:table-row table:style-name="Table1.1"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20">C++ compiler (recent), <text:span text:style-name="T10">gdb, valgrind.</text:span></text:p>
          </table:table-cell>
          <table:table-cell table:style-name="Table1.A1" office:value-type="string">
            <text:p text:style-name="P21">Free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22">Install with package manager.</text:p>
          </table:table-cell>
          <table:table-cell table:style-name="Table1.A1" office:value-type="string">
            <text:p text:style-name="P23">Desktop system.</text:p>
          </table:table-cell>
          <table:table-cell table:style-name="Table1.A1" office:value-type="string">
            <text:p text:style-name="P23">Preferably Linux, else Windows, BSD or MacOS.</text:p>
          </table:table-cell>
        </table:table-row>
        <table:table-row table:style-name="Table1.1">
          <table:table-cell table:style-name="Table1.A7" office:value-type="string">
            <text:p text:style-name="P16">7</text:p>
          </table:table-cell>
          <table:table-cell table:style-name="Table1.A7" office:value-type="string">
            <text:p text:style-name="P24">C++ compiler, gdb, valgrind.</text:p>
          </table:table-cell>
          <table:table-cell table:style-name="Table1.A7" office:value-type="string">
            <text:p text:style-name="P24">Free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25">Install with package manager.</text:p>
          </table:table-cell>
          <table:table-cell table:style-name="Table1.A7" office:value-type="string">
            <text:p text:style-name="P25">Desktop system.</text:p>
          </table:table-cell>
          <table:table-cell table:style-name="Table1.A7" office:value-type="string">
            <text:p text:style-name="P25">Same.</text:p>
          </table:table-cell>
        </table:table-row>
        <table:table-row table:style-name="Table1.1">
          <table:table-cell table:style-name="Table1.A7" office:value-type="string">
            <text:p text:style-name="P16">8</text:p>
          </table:table-cell>
          <table:table-cell table:style-name="Table1.A7" office:value-type="string">
            <text:p text:style-name="P26">C++ compiler, cross-platform/Linux ARM toolchain.</text:p>
          </table:table-cell>
          <table:table-cell table:style-name="Table1.A7" office:value-type="string">
            <text:p text:style-name="P26">Free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26">Install with package manager.</text:p>
          </table:table-cell>
          <table:table-cell table:style-name="Table1.A7" office:value-type="string">
            <text:p text:style-name="P26">Desktop system/SBC.</text:p>
          </table:table-cell>
          <table:table-cell table:style-name="Table1.A7" office:value-type="string">
            <text:p text:style-name="P26">Linux (x86/ARM).</text:p>
          </table:table-cell>
        </table:table-row>
        <table:table-row table:style-name="Table1.1">
          <table:table-cell table:style-name="Table1.A7" office:value-type="string">
            <text:p text:style-name="P16">9</text:p>
          </table:table-cell>
          <table:table-cell table:style-name="Table1.A7" office:value-type="string">
            <text:p text:style-name="P27">Sming framework <text:span text:style-name="T11">(development branch preferred).</text:span></text:p>
          </table:table-cell>
          <table:table-cell table:style-name="Table1.A7" office:value-type="string">
            <text:p text:style-name="P27">Free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7">https://github.com/SmingHub/Sming</text:p>
          </table:table-cell>
          <table:table-cell table:style-name="Table1.A7" office:value-type="string">
            <text:p text:style-name="P27">Desktop system, ESP8266 MCU.</text:p>
          </table:table-cell>
          <table:table-cell table:style-name="Table1.A7" office:value-type="string">
            <text:p text:style-name="P27">OS supported by Sming.</text:p>
          </table:table-cell>
        </table:table-row>
        <table:table-row table:style-name="Table1.1">
          <table:table-cell table:style-name="Table1.A7" office:value-type="string">
            <text:p text:style-name="P28">11</text:p>
          </table:table-cell>
          <table:table-cell table:style-name="Table1.A7" office:value-type="string">
            <text:p text:style-name="P32">Qt framework, C++ compiler</text:p>
          </table:table-cell>
          <table:table-cell table:style-name="Table1.A7" office:value-type="string">
            <text:p text:style-name="P29">Free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32">http://qt.io or from package manager.</text:p>
          </table:table-cell>
          <table:table-cell table:style-name="Table1.A7" office:value-type="string">
            <text:p text:style-name="P33">Desktop system/SBC.</text:p>
          </table:table-cell>
          <table:table-cell table:style-name="Table1.A7" office:value-type="string">
            <text:p text:style-name="P33">Linux (x86/ARM).</text:p>
          </table:table-cell>
        </table:table-row>
        <table:table-row table:style-name="Table1.1">
          <table:table-cell table:style-name="Table1.A7" office:value-type="string">
            <text:p text:style-name="P28">12</text:p>
          </table:table-cell>
          <table:table-cell table:style-name="Table1.A7" office:value-type="string">
            <text:p text:style-name="P30">Lattice Diamond IDE (latest),</text:p>
            <text:p text:style-name="P30">C++ compiler.</text:p>
          </table:table-cell>
          <table:table-cell table:style-name="Table1.A7" office:value-type="string">
            <text:p text:style-name="P31">Free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4">-</text:p>
          </table:table-cell>
          <table:table-cell table:style-name="Table1.A7" office:value-type="string">
            <text:p text:style-name="P4">http://www.latticesemi.com/latticediamond</text:p>
            <text:p text:style-name="P4"/>
            <text:p text:style-name="P34">Compiler from package manager.</text:p>
          </table:table-cell>
          <table:table-cell table:style-name="Table1.A7" office:value-type="string">
            <text:p text:style-name="P35">Lattice ECP5-based board compatible with the FleaSystems FleaFPGA Ohm development board.</text:p>
          </table:table-cell>
          <table:table-cell table:style-name="Table1.A7" office:value-type="string">
            <text:p text:style-name="P36">Windows is easiest, Linux and BSD also work.</text:p>
          </table:table-cell>
        </table:table-row>
      </table:table>
      <text:p text:style-name="Standard"/>
      <text:h text:style-name="Heading_20_1" text:outline-level="1"><text:soft-page-break/>Detailed installation steps (software-wise)</text:h>
      <text:p text:style-name="Standard">The steps should be listed in a way that it prepares the system environment to be able to test the codes of the book.</text:p>
      <text:list xml:id="list1098748810" text:style-name="WWNum1">
        <text:list-item>
          <text:p text:style-name="P1">Software A:</text:p>
          <text:list>
            <text:list-item>
              <text:p text:style-name="P1">Step 1</text:p>
            </text:list-item>
            <text:list-item>
              <text:p text:style-name="P1">Step 2</text:p>
            </text:list-item>
          </text:list>
        </text:list-item>
        <text:list-item>
          <text:p text:style-name="P1">Software B</text:p>
          <text:list>
            <text:list-item>
              <text:p text:style-name="P1">Step a</text:p>
            </text:list-item>
            <text:list-item>
              <text:p text:style-name="P1">Step b</text:p>
            </text:list-item>
            <text:list-item>
              <text:p text:style-name="P2">Step 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ＭＳ 明朝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ＭＳ 明朝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ＭＳ 明朝" style:font-family-complex="'ＭＳ 明朝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ＭＳ ゴシック" style:font-family-complex="'ＭＳ ゴシック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ＭＳ ゴシック" style:font-family-complex="'ＭＳ ゴシック'" style:font-family-generic-complex="system" style:font-pitch-complex="variable" style:font-size-complex="14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1:19:00</meta:creation-date>
    <meta:initial-creator>Gaurav Thingalaya</meta:initial-creator>
    <dc:language>ja-JP</dc:language>
    <dc:creator>Maya Posch</dc:creator>
    <dc:date>2019-01-11T20:53:53.912000000</dc:date>
    <meta:editing-cycles>46</meta:editing-cycles>
    <meta:editing-duration>PT3H28M25S</meta:editing-duration>
    <meta:generator>LibreOffice/6.1.3.2$Windows_X86_64 LibreOffice_project/86daf60bf00efa86ad547e59e09d6bb77c699acb</meta:generator>
    <meta:document-statistic meta:table-count="1" meta:image-count="0" meta:object-count="0" meta:page-count="3" meta:paragraph-count="103" meta:word-count="314" meta:character-count="2126" meta:non-whitespace-character-count="19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